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f2ae8" officeooo:paragraph-rsid="000f2ae8"/>
    </style:style>
    <style:style style:name="P2" style:family="paragraph" style:parent-style-name="Standard">
      <style:text-properties officeooo:rsid="000f2ae8" officeooo:paragraph-rsid="000fd324"/>
    </style:style>
    <style:style style:name="P3" style:family="paragraph" style:parent-style-name="Standard">
      <style:text-properties officeooo:rsid="000f2ae8" officeooo:paragraph-rsid="0012be6e"/>
    </style:style>
    <style:style style:name="P4" style:family="paragraph" style:parent-style-name="Standard">
      <style:text-properties officeooo:rsid="000f2ae8" officeooo:paragraph-rsid="0012ede4"/>
    </style:style>
    <style:style style:name="P5" style:family="paragraph" style:parent-style-name="Standard">
      <style:text-properties officeooo:rsid="000f2ae8" officeooo:paragraph-rsid="00175627"/>
    </style:style>
    <style:style style:name="P6" style:family="paragraph" style:parent-style-name="Standard">
      <style:text-properties officeooo:rsid="000fd324" officeooo:paragraph-rsid="000fd324"/>
    </style:style>
    <style:style style:name="P7" style:family="paragraph" style:parent-style-name="Standard">
      <style:text-properties officeooo:rsid="0012be6e" officeooo:paragraph-rsid="0012be6e"/>
    </style:style>
    <style:style style:name="P8" style:family="paragraph" style:parent-style-name="Standard">
      <style:text-properties officeooo:rsid="0012ede4" officeooo:paragraph-rsid="0012ede4"/>
    </style:style>
    <style:style style:name="P9" style:family="paragraph" style:parent-style-name="Standard">
      <style:text-properties officeooo:rsid="0016485f" officeooo:paragraph-rsid="0016485f"/>
    </style:style>
    <style:style style:name="P10" style:family="paragraph" style:parent-style-name="Standard">
      <style:text-properties officeooo:rsid="0016485f" officeooo:paragraph-rsid="00190bc6"/>
    </style:style>
    <style:style style:name="P11" style:family="paragraph" style:parent-style-name="Standard">
      <style:text-properties officeooo:rsid="00190bc6" officeooo:paragraph-rsid="00190bc6"/>
    </style:style>
    <style:style style:name="P12" style:family="paragraph" style:parent-style-name="Text_20_body">
      <style:text-properties officeooo:rsid="00128704" officeooo:paragraph-rsid="00128704"/>
    </style:style>
    <style:style style:name="P13" style:family="paragraph" style:parent-style-name="Text_20_body">
      <style:text-properties officeooo:rsid="0016b4f9" officeooo:paragraph-rsid="0016b4f9"/>
    </style:style>
    <style:style style:name="P14" style:family="paragraph" style:parent-style-name="Text_20_body">
      <style:text-properties officeooo:rsid="00175627" officeooo:paragraph-rsid="00175627"/>
    </style:style>
    <style:style style:name="P15" style:family="paragraph" style:parent-style-name="Text_20_body">
      <style:text-properties officeooo:rsid="00190bc6" officeooo:paragraph-rsid="00190bc6"/>
    </style:style>
    <style:style style:name="T1" style:family="text">
      <style:text-properties officeooo:rsid="000f2ae8"/>
    </style:style>
    <style:style style:name="T2" style:family="text">
      <style:text-properties fo:font-weight="bold" style:font-weight-asian="bold" style:font-weight-complex="bold"/>
    </style:style>
    <style:style style:name="T3" style:family="text">
      <style:text-properties officeooo:rsid="000fd324"/>
    </style:style>
    <style:style style:name="T4" style:family="text">
      <style:text-properties officeooo:rsid="0011497d"/>
    </style:style>
    <style:style style:name="T5" style:family="text">
      <style:text-properties officeooo:rsid="00128704"/>
    </style:style>
    <style:style style:name="T6" style:family="text">
      <style:text-properties officeooo:rsid="0012ede4"/>
    </style:style>
    <style:style style:name="T7" style:family="text">
      <style:text-properties style:text-underline-style="solid" style:text-underline-width="auto" style:text-underline-color="font-color"/>
    </style:style>
    <style:style style:name="T8" style:family="text">
      <style:text-properties officeooo:rsid="001756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Saisie des RPU</text:p>
      <text:h text:style-name="Heading_20_3" text:outline-level="3">Généralités</text:h>
      <text:p text:style-name="P8"/>
      <text:p text:style-name="P1">Les <text:span text:style-name="T4">éléments</text:span> du RPU sont des données médico-administratives standards qui doivent figurer dans un dossier médical de base. Relever un PU ne <text:span text:style-name="T4">nécessite</text:span> donc pas un travail supplémentaire de la part du personnel médical ou para médical. En fait le RPU n'est qu'une extraction automatique de certains éléments du dossier. Sa seule contrainte est horaire. Un certain nombre de ces informations sont disponibles dès l'admission du malade et avant toute intervention médicale. La transmission de ces informations au fil de l'eau permet de disposer en temps (quasi) réel, d'éléments qui entrent en ligne de compte pour <text:span text:style-name="T4">l’élaboration</text:span> d'indicateurs de tension (core). C'est donc plus un problème de SI qu'un <text:span text:style-name="T4">problème</text:span> médical.</text:p>
      <text:p text:style-name="P1"/>
      <text:p text:style-name="P1">Les éléments du RPU peuvent être divisés en 2 groupes:</text:p>
      <text:p text:style-name="P1"/>
      <text:p text:style-name="P1">- <text:span text:style-name="T4">RPU administratif (</text:span>core<text:span text:style-name="T4">)</text:span>: éléments de base qui peuvent toujours être relevés de manière <text:span text:style-name="T4">exhaustive</text:span> dès l'admission du patient et transmis au fil de l'eau au concentrateur régional. C'est le <text:span text:style-name="T4">minimum</text:span> qui doit pouvoir être transmis au <text:span text:style-name="T4">moins</text:span> une fois par 24 heures.</text:p>
      <text:p text:style-name="P1"/>
      <text:p text:style-name="P1">- <text:span text:style-name="T4">RPU médical (</text:span>suppl<text:span text:style-name="T4">ementary)</text:span>: ce sont les autres éléments du RPU. Leur recueil <text:span text:style-name="T5">est </text:span>plus tardif, nécessite une compétence médicale (diagnostic principal) et un délai qui peut dépasser 24 heures (date de sortie). Le service dispose de 6 jours pour compléter cette partie.</text:p>
      <text:p text:style-name="P1"/>
      <text:p text:style-name="P1"><text:span text:style-name="T2">Partie Core</text:span> (12):</text:p>
      <text:p text:style-name="P1"/>
      <text:p text:style-name="P1">- FINESS géographique de l'établissement</text:p>
      <text:p text:style-name="P1">- date/heure d'entrée (format aaaa-mm-jj HH:MM:SS)</text:p>
      <text:p text:style-name="P1">- code postal du lieu de résidence</text:p>
      <text:p text:style-name="P1">- commune</text:p>
      <text:p text:style-name="P1">- date de naissance</text:p>
      <text:p text:style-name="P1">- sexe</text:p>
      <text:p text:style-name="P1">- mode d'entrée</text:p>
      <text:p text:style-name="P1">- provenance</text:p>
      <text:p text:style-name="P1">- mode de transport</text:p>
      <text:p text:style-name="P1">- mode de prise en charge</text:p>
      <text:p text:style-name="P1">- CCMU <text:span text:style-name="T6">(</text:span>la CCMU doit être déterminée dès l'admission<text:span text:style-name="T6">)</text:span></text:p>
      <text:p text:style-name="P1">- motif de recours</text:p>
      <text:p text:style-name="P1"/>
      <text:p text:style-name="P1"><text:span text:style-name="T2">Partie supplémentaire</text:span> (<text:span text:style-name="T6">7</text:span>):</text:p>
      <text:p text:style-name="P1"/>
      <text:p text:style-name="P1">- date/heure de sortie</text:p>
      <text:p text:style-name="P1">- Diagnostic principal</text:p>
      <text:p text:style-name="P1">- diagnostics associés</text:p>
      <text:p text:style-name="P1">- gestes selon CCAM</text:p>
      <text:p text:style-name="P1">- mode de sortie</text:p>
      <text:p text:style-name="P1">- l'orientation</text:p>
      <text:p text:style-name="P1">- <text:span text:style-name="T6">destination</text:span></text:p>
      <text:p text:style-name="P4"/>
      <text:p text:style-name="P8"><text:span text:style-name="T7">Note </text:span>: <text:span text:style-name="T1">Encoder les fichiers en UTF8.</text:span></text:p>
      <text:p text:style-name="P1"><text:soft-page-break/></text:p>
      <text:h text:style-name="Heading_20_3" text:outline-level="3">No de dossier</text:h>
      <text:p text:style-name="P1"/>
      <text:p text:style-name="P1">- attribué par l'expéditeur</text:p>
      <text:p text:style-name="P1">- doit être unique</text:p>
      <text:p text:style-name="P1">- permet de lier le RPU aux diagnostics associés et aux gestes</text:p>
      <text:p text:style-name="P1"/>
      <text:h text:style-name="Heading_20_3" text:outline-level="3">FINESS</text:h>
      <text:p text:style-name="P1"/>
      <text:p text:style-name="P1">Il existe deux FINESS, juridique qui est le même pour toutes les structures appartenant à <text:s/>la même entité et géographique qui est spécifique d'un site. Le FINESS juridique ne permet pas de distinguer l'activité d'un site particulier. Il est donc recommandé d'utiliser systématiquement le <text:span text:style-name="T2">FINESS géographique.</text:span> Le n° FINESS doit comporter 9 chiffres.</text:p>
      <text:p text:style-name="P1"/>
      <text:h text:style-name="Heading_20_3" text:outline-level="3">Date et heure</text:h>
      <text:p text:style-name="P1"/>
      <text:p text:style-name="P1">- norme ISO : format [AAAA-MM-HH hh:mn:ss]. C'est la forme reconnue par tous les logiciels de statistiques. Le format classique français JJ/MM/MMMM est celui recommandé par l'INVS et c'est la format attendu pour les RPU Alsaciens.</text:p>
      <text:p text:style-name="P1">- heure d'entrée et de sortie sont obligatoire sinon rejet</text:p>
      <text:p text:style-name="P1">- heure de sortie ne peut pas être inférieure à l'heure d'entrée</text:p>
      <text:p text:style-name="P1"/>
      <text:p text:style-name="P1">Règles de rejet des durées de passage (non consensuelles)</text:p>
      <text:p text:style-name="P1">- nulle ou négatives</text:p>
      <text:p text:style-name="P1">- inférieures à 10 minutes</text:p>
      <text:p text:style-name="P1">- supérieures à 72 heures</text:p>
      <text:p text:style-name="P1"><text:s/></text:p>
      <text:p text:style-name="P1">Heure d'entrée est à priori simple à définir: c'est l'heure <text:s/>laquelle le patient est enregistré. Dans la plupart des cas elle coïncide avec l'arrivée physique du consultant, mais pas toujours (personnes annoncées par le SAMU, transfert du dossier SMUR).</text:p>
      <text:p text:style-name="P1"><text:s/></text:p>
      <text:p text:style-name="P1"><text:s/>Heure de sortie est floue et ne fait pas consensus. Il peut s'agir de l'heure de la décision de sortie (prescription médicale horodatée et signée) ou de l'heure de sortie physique du SU, par symétrie avec l'heure d’entrée. L'heure de sortie est claire pour un patient ambulant et valide. Pour un patient transféré dans un service ou rentrant chez lui par ambulance, se pose le problème du délai et du lieu d'attente (couloir) du moyen de transport (ambulance, brancardiers). L'hospitalisation en UHTCD est une sortie du point de vue du RPU mais une simple translation pour le service (porosité accueil/UHCD).</text:p>
      <text:p text:style-name="P1"/>
      <text:p text:style-name="P1"><text:span text:style-name="T2">Consensuellement c'est l'heure de sortie physique qui est retenue</text:span> (FEDORU)</text:p>
      <text:p text:style-name="P1"/>
      <text:h text:style-name="Heading_20_3" text:outline-level="3">Code postal</text:h>
      <text:p text:style-name="P1"/>
      <text:p text:style-name="P2">Code à 5 chiffre valable uniquement pour les personnes résidentes sur le territoire français. La norme RPU définit un code de résidence pour les non résidents. Ce code n'est en général pas respecté et nécessite un détrompage reposant sur le pays de résidence (pas demandé dans le RPU).</text:p>
      <text:p text:style-name="P6">Lorsque le lieu de résidence se situe hors des limites du territoire national, il faut indiquer par convention <text:span text:style-name="T2">99999</text:span>.</text:p>
      <text:p text:style-name="P6"><text:soft-page-break/>Si le code postal précis est inconnu : le numéro du département suivi de 999.</text:p>
      <text:p text:style-name="P6">Pour les malades résidant hors de France : 99 suivi du code INSEE du pays (<text:a xlink:type="simple" xlink:href="http://www.insee.fr/fr/methodes/nomenclatures/cog/pays.asp">http://www.insee.fr/fr/methodes/nomenclatures/cog/pays.asp</text:a>).</text:p>
      <text:p text:style-name="P6">- Allemagne : 99109</text:p>
      <text:p text:style-name="P6">- Suisse : 99140</text:p>
      <text:p text:style-name="P6">Si le département ou le pays de résidence est inconnu : 99999.</text:p>
      <text:p text:style-name="P2"><text:s/></text:p>
      <text:p text:style-name="P2">Pour des régions frontalières comme l'Alsace il pourrait être intéressant de distinguer les résidents Suisses et Allemands des autres non résidents.</text:p>
      <text:p text:style-name="P2"/>
      <text:p text:style-name="P1">Pour la partie des RPU à transmettre à l'ATIH ce code doit être remplacé par un code de résidence calqué sur le modèle du PMSI.</text:p>
      <text:p text:style-name="P1"/>
      <text:h text:style-name="Heading_20_3" text:outline-level="3">Commune</text:h>
      <text:p text:style-name="P2">Le nom de la commune figure en clair, ce qui peut poser des problèmes de cohérence (noms composés, accents). </text:p>
      <text:p text:style-name="P2">Il est recommandé d'utiliser la nomenclature des viles de l'INSEE <text:span text:style-name="T3">(http://www.insee.fr/fr/methodes/nomenclatures/cog/)</text:span>. </text:p>
      <text:p text:style-name="P2">Pour le gabarit ATIH le nom de la commune est <text:span text:style-name="T3">remplacé</text:span> par son code INSEE.</text:p>
      <text:p text:style-name="P1"/>
      <text:h text:style-name="Heading_20_3" text:outline-level="3">Date de naissance</text:h>
      <text:p text:style-name="P1"/>
      <text:p text:style-name="P6">Format : JJ/MM/AAAAA</text:p>
      <text:p text:style-name="P1">Pour le gabarit ATIH la date de naissance est remplacée par l'age calendaire à la date d'entrée du patient.</text:p>
      <text:p text:style-name="P1"/>
      <text:h text:style-name="Heading_20_3" text:outline-level="3">Sexe</text:h>
      <text:p text:style-name="P1"/>
      <text:p text:style-name="P1">Le RPU atten<text:span text:style-name="T3">d</text:span> une réponse dichotomique, <text:span text:style-name="T2">Homme</text:span> ou <text:span text:style-name="T2">Femme</text:span> (pas masculin / féminin)</text:p>
      <text:p text:style-name="P1"/>
      <text:h text:style-name="Heading_20_3" text:outline-level="3">Mode d'entrée</text:h>
      <text:p text:style-name="P1"/>
      <text:p text:style-name="P6">Le RPU connaît 3 modes d'entrée:</text:p>
      <text:p text:style-name="P6">- Mutation: le malade vient d'une autre unité médicale de la même entité juridique</text:p>
      <text:p text:style-name="P6">- Transfert: le malade vient d'une autre entité juridique </text:p>
      <text:p text:style-name="P6">- Domicile: le malade vient de son domicile ou de son substitut, comme une structure d'hébergement médico-sociale. Ce mode inclut les entrées à partir de la voie publique. Le code 8 du mode d'entrée est à utiliser en cas de naissance d'un nouveau-né quelque soit la situation d’hospitalisation ou de non hospitalisation de la mère.</text:p>
      <text:p text:style-name="P6"/>
      <text:h text:style-name="Heading_20_3" text:outline-level="3">Provenance</text:h>
      <text:p text:style-name="P1"/>
      <text:p text:style-name="P6">Le RPU <text:span text:style-name="T4">connaît</text:span> deux origine du patient :</text:p>
      <text:p text:style-name="P6"/>
      <text:p text:style-name="P6">- par mutation ou transfert. Le patient est adressé par un service du même établissement (mutation) ou d'un autre établissement (transfert). </text:p>
      <text:p text:style-name="P6">On distingue 4 cas:</text:p>
      <text:p text:style-name="P6"><text:soft-page-break/><text:s text:c="2"/>- MCO: un service hospitalier</text:p>
      <text:p text:style-name="P6"><text:s text:c="2"/>- SSR: soins de suite et de réadaptation</text:p>
      <text:p text:style-name="P6"><text:s text:c="2"/>- SLD: soins de longue durée</text:p>
      <text:p text:style-name="P6"><text:s text:c="2"/>- PSY: psychiatrie</text:p>
      <text:p text:style-name="P6"/>
      <text:p text:style-name="P6">- en provenance directe du domicile</text:p>
      <text:p text:style-name="P6"><text:s text:c="2"/>- soit parce que c'est le choix du patient. C'est le cas de la plupart des passages aux urgences et ce passage n'est pas du à des raisons <text:span text:style-name="T4">organisationnelles</text:span> (PEA).</text:p>
      <text:p text:style-name="P6"><text:s text:c="2"/>- soit <text:span text:style-name="T4">parce qu’on</text:span> lui a demandé de passer par les urgences avant d'être admis dans un autre service. Le passage aux urgences se fait pour des raisons organisationnelles (PEO).</text:p>
      <text:p text:style-name="P1"/>
      <text:h text:style-name="Heading_20_3" text:outline-level="3">Mode de transport</text:h>
      <text:p text:style-name="P15">Les codes sont définis par l'INVS :</text:p>
      <text:p text:style-name="P14">PERS : moyens personnels</text:p>
      <text:p text:style-name="P14">AMBU : ambulance privée ou association de secourisme</text:p>
      <text:p text:style-name="P14">VSAB : ambulance des Pompiers</text:p>
      <text:p text:style-name="P14">SMUR : toujours médicalisé</text:p>
      <text:p text:style-name="P14">HELI : hélicoptère (généralement médicalisé)</text:p>
      <text:p text:style-name="P14">FO : force de l'ordre (police, gendarmerie)</text:p>
      <text:h text:style-name="Heading_20_3" text:outline-level="3">Mode de prise en charge</text:h>
      <text:p text:style-name="P15">Les codes sont définis par l'INVS :</text:p>
      <text:p text:style-name="P5">- <text:span text:style-name="T8">MED : transport médicalisé</text:span></text:p>
      <text:p text:style-name="P5">- <text:span text:style-name="T8">PARAMED : transport paramédicalisé (infirmier)</text:span></text:p>
      <text:p text:style-name="P5">- <text:span text:style-name="T8">AUCUN : </text:span></text:p>
      <text:h text:style-name="Heading_20_3" text:outline-level="3">CCMU</text:h>
      <text:p text:style-name="P12">C'est une classification subjective de la gravité de l'état d'un patient qui se présente aux urgences.</text:p>
      <text:p text:style-name="P1"><text:span text:style-name="T5">Elle </text:span>doit être déterminée dès l'admission et non <text:s/>la sortie du patient, ou être modifiée <text:span text:style-name="T5">parce que</text:span> l'état du patient évolue pendant le séjour aux urgences (étude INVS).</text:p>
      <text:p text:style-name="P1"/>
      <text:p text:style-name="P7">Elle peut être plus facilement évaluée avec les règles suivantes :</text:p>
      <text:p text:style-name="P3">- CCMU 1: consultation simple sans acte biologique ou radiologique (ex. angine)</text:p>
      <text:p text:style-name="P3">- CCMU 2: nécessité d'un acte bio ou radio et/ou d'un petit geste (suture), pas d'hospitalisation</text:p>
      <text:p text:style-name="P3">- CCMU 3: hospitalisation nécessaire dans un service conventionnel</text:p>
      <text:p text:style-name="P3">- CCMU 4: SI, SC</text:p>
      <text:p text:style-name="P3">- CCMU 5: REA</text:p>
      <text:p text:style-name="P1"/>
      <text:h text:style-name="Heading_20_3" text:outline-level="3">Motif de recours</text:h>
      <text:p text:style-name="P1">La règle est d'utiliser le thésaurus SFMU version 2013, basé sue la classification internationale des maladies (CIM 10), seul reconnu par l'INVS et imposé parle ministère de la santé. La liste compte encore une quinzaine d'items inexacts ou imprécis.</text:p>
      <text:p text:style-name="P1"/>
      <text:h text:style-name="Heading_20_3" text:outline-level="3"><text:soft-page-break/>Diagnostic principal</text:h>
      <text:p text:style-name="P1">Il se code avec la CIM10 telle qu'elle est définie par l'OMS dans sa version officielle. Ce code CIM10 habituellement utilisé dans les hôpitaux est celui du PMSI. Ce code comporte une racine commune avec le code CIM10 officiel. Il n'y a donc pas lieu de disposer d'un thésaurus particulier et le code PMSI et parfaitement utilisable (pas de redondance, granularité plus fine)</text:p>
      <text:p text:style-name="P1"/>
      <text:h text:style-name="Heading_20_3" text:outline-level="3">Diagnostics associés</text:h>
      <text:p text:style-name="P1">Même remarque de pour le diagnostic principal. La porosité entre le SU et l'UHTCD rend cet item très imprécis. Il est l'objet de discussions animées.</text:p>
      <text:p text:style-name="P1"/>
      <text:h text:style-name="Heading_20_3" text:outline-level="3">Gestes selon CCAM</text:h>
      <text:p text:style-name="P15">Liste des gestes selon la nomenclature CCAM.</text:p>
      <text:h text:style-name="Heading_20_3" text:outline-level="3">Destination</text:h>
      <text:p text:style-name="P13">En cas de sortie par mutation ou transfert, il peut s’agir :</text:p>
      <text:p text:style-name="P13">— « 1 » Hospitalisation dans une unité de soins de courte durée (MCO)</text:p>
      <text:p text:style-name="P13">— « 2 » Hospitalisation dans une unité de soins de suite ou de réadaptation</text:p>
      <text:p text:style-name="P13">(SSR)</text:p>
      <text:p text:style-name="P13">— « 3 » Hospitalisation dans une unité de soins de longue durée (SLD)</text:p>
      <text:p text:style-name="P13">— « 4 » Hospitalisation dans une unité de psychiatrie (PSY)</text:p>
      <text:p text:style-name="P13">Les codes 1 à 4 sont incompatibles avec mode de sortie = domicile</text:p>
      <text:p text:style-name="P13">En cas de sortie au domicile</text:p>
      <text:p text:style-name="P13">— « 6 » Retour au domicile dans le cadre d’une hospitalisation à domicile</text:p>
      <text:p text:style-name="P13">(HAD)</text:p>
      <text:p text:style-name="P13">— « 7 » Retour vers une structure d’hébergement médico-social (HMS)</text:p>
      <text:p text:style-name="P13">Les codes 6 et 7 sont incompatibles avec mode de sortie = mutation, transfert ou décès.</text:p>
      <text:p text:style-name="P13">On notera que dans cette formulation, le retour à domicile "normal" est implicite et celà génère une ambiguïté car si la rubrique est laissée libre, on ne sait pas</text:p>
      <text:p text:style-name="P13">s’il s’agit d’une non-réponse ou d’un retour simple à domicile.</text:p>
      <text:h text:style-name="Heading_20_3" text:outline-level="3">Mode de sortie</text:h>
      <text:p text:style-name="P11">Intitulés du PMSI (6, 7, 8, 9) :</text:p>
      <text:p text:style-name="P11"/>
      <text:p text:style-name="P11">« 6 » Mutation : le malade est hospitalisé vers une autre unité médicale de la même</text:p>
      <text:p text:style-name="P11">entité juridique</text:p>
      <text:p text:style-name="P11">Dans les établissements privés visés aux alinéas d et e de l'article L162-22-6</text:p>
      <text:p text:style-name="P11">du code de la sécurité sociale (CSS) mentionné en annexe de ce document, si le</text:p>
      <text:p text:style-name="P11">patient provient d’un autre établissement de la même entité juridique, le mode de</text:p>
      <text:p text:style-name="P11"><text:soft-page-break/>sortie à utiliser est le 7 (Cf ci-dessous)</text:p>
      <text:p text:style-name="P11">« 7 » Transfert : le malade est hospitalisé dans une autre entité juridique (sauf cas</text:p>
      <text:p text:style-name="P11">particulier décrit ci-dessus).</text:p>
      <text:p text:style-name="P11">« 8 » Domicile : le malade retourne au domicile ou son substitut, tel une</text:p>
      <text:p text:style-name="P11">structure d'hébergement médico-social.</text:p>
      <text:p text:style-name="P11">« 9 » Décès : le malade décède aux urgences</text:p>
      <text:h text:style-name="Heading_20_3" text:outline-level="3">L'orientation</text:h>
      <text:p text:style-name="P9">L’orientation précise le devenir ou les circonstances associées. Cette rubrique</text:p>
      <text:p text:style-name="P9">est complémentaire du mode de sortie. Malheureusement, elle souffre de la même</text:p>
      <text:p text:style-name="P9">limitation :le retour à domicile simple est implicite.</text:p>
      <text:p text:style-name="P9">1. En cas de sortie par mutation ou transfert</text:p>
      <text:p text:style-name="P9"/>
      <text:p text:style-name="P10">— « HDT » hospitalisation sur la demande d’un tiers</text:p>
      <text:p text:style-name="P10">— « HO » hospitalisation d’office</text:p>
      <text:p text:style-name="P10">— « SC » hospitalisation dans une unité de Surveillance Continue</text:p>
      <text:p text:style-name="P10">— « SI » hospitalisation dans une unité de Soins Intensifs</text:p>
      <text:p text:style-name="P10">— « REA » hospitalisation dans une unité de Réanimation</text:p>
      <text:p text:style-name="P10">— « UHCD » hospitalisation dans une unité d’hospitalisation de courte durée</text:p>
      <text:p text:style-name="P10">— « MED » hospitalisation dans une unité de Médecine hors SC, SI, REA</text:p>
      <text:p text:style-name="P10">— « CHIR» hospitalisation dans une unité de Chirurgie hors SC, SI, REA</text:p>
      <text:p text:style-name="P10">— « OBST» hospitalisation dans une unité d’Obstétrique hors SC, SI, REA</text:p>
      <text:p text:style-name="P10"/>
      <text:p text:style-name="P10">2. En cas de sortie au domicile</text:p>
      <text:p text:style-name="P10">— « FUGUE » sortie du service à l’insu du personnel soignant</text:p>
      <text:p text:style-name="P10">— « SCAM » sortie contre avis médical</text:p>
      <text:p text:style-name="P10">— « PSA » partie sans attendre prise en charge</text:p>
      <text:p text:style-name="P10">— « REO » réorientation directe sans soins (ex vers consultation spécialisée ou lorsque le service d’accueil administratif est fermée)</text:p>
      <text:p text:style-name="P10">Selon le cas ces codes sont incompatibles avec un mode de sortie à domicile</text:p>
      <text:p text:style-name="P10">ou une hospitalisation.</text:p>
      <text:p text:style-name="P10"/>
      <text:p text:style-name="P11">Note : en cas d'hospitalisation en psychiatrie sous le régime de l'hospitalisation libre, utiliser DESTINATION = PSY et ORIENTATION = MED (consensus loca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08:57:55.293294527</meta:creation-date>
    <dc:date>2014-05-07T10:35:49.689209691</dc:date>
    <meta:editing-duration>PT51M19S</meta:editing-duration>
    <meta:editing-cycles>8</meta:editing-cycles>
    <meta:generator>LibreOffice/4.2.3.3$Linux_X86_64 LibreOffice_project/420m0$Build-3</meta:generator>
    <meta:document-statistic meta:table-count="0" meta:image-count="0" meta:object-count="0" meta:page-count="6" meta:paragraph-count="163" meta:word-count="1895" meta:character-count="11432" meta:non-whitespace-character-count="9609"/>
  </office:meta>
</office:document-meta>
</file>